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ploma thesis</text:p>
      <text:p text:style-name="Standard"/>
      <text:p text:style-name="Standard"/>
      <text:p text:style-name="Standard"/>
      <text:p text:style-name="Standard">Introduction</text:p>
      <text:p text:style-name="Standard"/>
      <text:p text:style-name="Standard">Aim of this thesis. Prediction w+jet and ttbar events with lost muons and electrons in very high energetic regions.</text:p>
      <text:p text:style-name="Standard"/>
      <text:p text:style-name="Standard"/>
      <text:p text:style-name="Standard"/>
      <text:p text:style-name="Standard">Chapter</text:p>
      <text:p text:style-name="Standard"/>
      <text:list xml:id="list1937789819" text:style-name="L1">
        <text:list-item>
          <text:p text:style-name="P1">Definition of values (search variables) ((position variable))</text:p>
        </text:list-item>
        <text:list-item>
          <text:p text:style-name="P1">Theory</text:p>
          <text:list>
            <text:list-item>
              <text:p text:style-name="P1">Standard model</text:p>
            </text:list-item>
            <text:list-item>
              <text:p text:style-name="P1">SUSY</text:p>
            </text:list-item>
          </text:list>
        </text:list-item>
        <text:list-item>
          <text:p text:style-name="P1">Detector</text:p>
          <text:list>
            <text:list-item>
              <text:p text:style-name="P1">Overview</text:p>
            </text:list-item>
            <text:list-item>
              <text:p text:style-name="P1">Parts</text:p>
              <text:list>
                <text:list-item>
                  <text:p text:style-name="P1">Tracker</text:p>
                </text:list-item>
                <text:list-item>
                  <text:p text:style-name="P1">Ecal</text:p>
                </text:list-item>
                <text:list-item>
                  <text:p text:style-name="P1">Hcal</text:p>
                </text:list-item>
                <text:list-item>
                  <text:p text:style-name="P1">Muon Chambers</text:p>
                </text:list-item>
                <text:list-item>
                  <text:p text:style-name="P1">Trigger</text:p>
                </text:list-item>
              </text:list>
            </text:list-item>
          </text:list>
        </text:list-item>
        <text:list-item>
          <text:p text:style-name="P1">Analyse</text:p>
          <text:list>
            <text:list-item>
              <text:p text:style-name="P1">Search for physics beyond the sm in the final state of jets and missing transverse energy</text:p>
            </text:list-item>
            <text:list-item>
              <text:p text:style-name="P1">Selection of events</text:p>
            </text:list-item>
            <text:list-item>
              <text:p text:style-name="P1">Backgrounds</text:p>
            </text:list-item>
          </text:list>
        </text:list-item>
        <text:list-item>
          <text:p text:style-name="P1">Lost e and mu in ttbar and w+jet events</text:p>
          <text:list>
            <text:list-item>
              <text:p text:style-name="P1">Idea of Lost lepton concept</text:p>
            </text:list-item>
            <text:list-item>
              <text:p text:style-name="P1">Controlsample</text:p>
            </text:list-item>
            <text:list-item>
              <text:p text:style-name="P1">Signal contamination</text:p>
            </text:list-item>
            <text:list-item>
              <text:p text:style-name="P1">Modeling the background</text:p>
              <text:list>
                <text:list-item>
                  <text:p text:style-name="P1">acceptance </text:p>
                </text:list-item>
                <text:list-item>
                  <text:p text:style-name="P1">reconstruction</text:p>
                </text:list-item>
                <text:list-item>
                  <text:p text:style-name="P1">isolation</text:p>
                </text:list-item>
              </text:list>
            </text:list-item>
            <text:list-item>
              <text:p text:style-name="P1">Uncertainties</text:p>
              <text:list>
                <text:list-item>
                  <text:p text:style-name="P1">All uncertainties</text:p>
                </text:list-item>
                <text:list-item>
                  <text:p text:style-name="P1">PDF</text:p>
                </text:list-item>
                <text:list-item>
                  <text:p text:style-name="P1">Other SM backgrounds</text:p>
                </text:list-item>
              </text:list>
            </text:list-item>
            <text:list-item>
              <text:p text:style-name="P1">Influence of higher pileup</text:p>
            </text:list-item>
            <text:list-item>
              <text:p text:style-name="P1">Closuretest</text:p>
            </text:list-item>
            <text:list-item>
              <text:p text:style-name="P1">prediction on data</text:p>
            </text:list-item>
          </text:list>
        </text:list-item>
        <text:list-item>
          <text:p text:style-name="P1">Interpretation within the RA2 analysis</text:p>
          <text:list>
            <text:list-item>
              <text:p text:style-name="P1">All backgrounds together</text:p>
            </text:list-item>
            <text:list-item>
              <text:p text:style-name="P1">limits within Susy model</text:p>
            </text:list-item>
          </text:list>
        </text:list-item>
        <text:list-item>
          <text:p text:style-name="P1">Conclusion and outlook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ne-Rasmus Draeger</meta:initial-creator>
    <meta:creation-date>2012-03-12T13:42:16</meta:creation-date>
    <dc:date>2012-03-13T15:15:37</dc:date>
    <dc:creator>Arne-Rasmus Draeger</dc:creator>
    <meta:editing-duration>PT25H18M11S</meta:editing-duration>
    <meta:editing-cycles>5</meta:editing-cycles>
    <meta:generator>OpenOffice.org/3.2$Unix OpenOffice.org_project/320m12$Build-9483</meta:generator>
    <meta:printed-by>Arne-Rasmus Draeger</meta:printed-by>
    <meta:print-date>2012-03-13T14:45:39</meta:print-date>
    <meta:document-statistic meta:table-count="0" meta:image-count="0" meta:object-count="0" meta:page-count="1" meta:paragraph-count="39" meta:word-count="152" meta:character-count="858"/>
  </office:meta>
</office:document-meta>
</file>